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cs6_lg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31.637" calcext:value-type="float">
            <text:p>131.637</text:p>
          </table:table-cell>
          <table:table-cell office:value-type="float" office:value="102" calcext:value-type="float">
            <text:p>102</text:p>
          </table:table-cell>
          <table:table-cell table:formula="of:=LOOKUP(2;1/([.B$1:.B$1048576]&lt;&gt;&quot;&quot;);[.B$1:.B$1048576])"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32.672" calcext:value-type="float">
            <text:p>132.672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33.706" calcext:value-type="float">
            <text:p>133.706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34.74" calcext:value-type="float">
            <text:p>134.74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35.773" calcext:value-type="float">
            <text:p>135.773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36.815" calcext:value-type="float">
            <text:p>136.815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37.849" calcext:value-type="float">
            <text:p>137.849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38.881" calcext:value-type="float">
            <text:p>138.881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39.915" calcext:value-type="float">
            <text:p>139.915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40.95" calcext:value-type="float">
            <text:p>140.95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41.984" calcext:value-type="float">
            <text:p>141.984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143.018" calcext:value-type="float">
            <text:p>143.018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144.054" calcext:value-type="float">
            <text:p>144.054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145.09" calcext:value-type="float">
            <text:p>145.09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146.123" calcext:value-type="float">
            <text:p>146.123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47.157" calcext:value-type="float">
            <text:p>147.157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48.191" calcext:value-type="float">
            <text:p>148.191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149.226" calcext:value-type="float">
            <text:p>149.226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50.261" calcext:value-type="float">
            <text:p>150.261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151.294" calcext:value-type="float">
            <text:p>151.294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152.33" calcext:value-type="float">
            <text:p>152.33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153.377" calcext:value-type="float">
            <text:p>153.377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154.41" calcext:value-type="float">
            <text:p>154.41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155.444" calcext:value-type="float">
            <text:p>155.444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156.481" calcext:value-type="float">
            <text:p>156.481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157.525" calcext:value-type="float">
            <text:p>157.525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158.564" calcext:value-type="float">
            <text:p>158.564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59.602" calcext:value-type="float">
            <text:p>159.602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60.636" calcext:value-type="float">
            <text:p>160.636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61.67" calcext:value-type="float">
            <text:p>161.67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62.704" calcext:value-type="float">
            <text:p>162.704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63.738" calcext:value-type="float">
            <text:p>163.738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164.771" calcext:value-type="float">
            <text:p>164.771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165.805" calcext:value-type="float">
            <text:p>165.805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166.839" calcext:value-type="float">
            <text:p>166.839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167.874" calcext:value-type="float">
            <text:p>167.874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168.908" calcext:value-type="float">
            <text:p>168.908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169.942" calcext:value-type="float">
            <text:p>169.942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170.976" calcext:value-type="float">
            <text:p>170.976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172.01" calcext:value-type="float">
            <text:p>172.01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173.046" calcext:value-type="float">
            <text:p>173.046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174.077" calcext:value-type="float">
            <text:p>174.077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175.114" calcext:value-type="float">
            <text:p>175.114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176.149" calcext:value-type="float">
            <text:p>176.149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177.184" calcext:value-type="float">
            <text:p>177.184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178.22" calcext:value-type="float">
            <text:p>178.22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179.255" calcext:value-type="float">
            <text:p>179.255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180.287" calcext:value-type="float">
            <text:p>180.287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181.321" calcext:value-type="float">
            <text:p>181.321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182.355" calcext:value-type="float">
            <text:p>182.355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183.389" calcext:value-type="float">
            <text:p>183.389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184.421" calcext:value-type="float">
            <text:p>184.421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85.456" calcext:value-type="float">
            <text:p>185.456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186.489" calcext:value-type="float">
            <text:p>186.489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187.523" calcext:value-type="float">
            <text:p>187.523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188.558" calcext:value-type="float">
            <text:p>188.558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189.592" calcext:value-type="float">
            <text:p>189.592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190.626" calcext:value-type="float">
            <text:p>190.626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191.66" calcext:value-type="float">
            <text:p>191.66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192.695" calcext:value-type="float">
            <text:p>192.695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193.73" calcext:value-type="float">
            <text:p>193.73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float" office:value="194.763" calcext:value-type="float">
            <text:p>194.763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float" office:value="195.798" calcext:value-type="float">
            <text:p>195.798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196.831" calcext:value-type="float">
            <text:p>196.831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197.866" calcext:value-type="float">
            <text:p>197.866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198.9" calcext:value-type="float">
            <text:p>198.9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199.935" calcext:value-type="float">
            <text:p>199.935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float" office:value="200.97" calcext:value-type="float">
            <text:p>200.97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202.003" calcext:value-type="float">
            <text:p>202.003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203.039" calcext:value-type="float">
            <text:p>203.039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204.075" calcext:value-type="float">
            <text:p>204.075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205.108" calcext:value-type="float">
            <text:p>205.108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206.144" calcext:value-type="float">
            <text:p>206.144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207.179" calcext:value-type="float">
            <text:p>207.179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208.213" calcext:value-type="float">
            <text:p>208.213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209.248" calcext:value-type="float">
            <text:p>209.24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210.282" calcext:value-type="float">
            <text:p>210.282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211.314" calcext:value-type="float">
            <text:p>211.314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212.348" calcext:value-type="float">
            <text:p>212.348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213.382" calcext:value-type="float">
            <text:p>213.382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float" office:value="214.415" calcext:value-type="float">
            <text:p>214.415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float" office:value="215.449" calcext:value-type="float">
            <text:p>215.449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216.484" calcext:value-type="float">
            <text:p>216.484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float" office:value="217.518" calcext:value-type="float">
            <text:p>217.518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218.552" calcext:value-type="float">
            <text:p>218.552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219.586" calcext:value-type="float">
            <text:p>219.586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220.621" calcext:value-type="float">
            <text:p>220.621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221.656" calcext:value-type="float">
            <text:p>221.656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222.69" calcext:value-type="float">
            <text:p>222.69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float" office:value="223.726" calcext:value-type="float">
            <text:p>223.726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float" office:value="224.76" calcext:value-type="float">
            <text:p>224.76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float" office:value="225.793" calcext:value-type="float">
            <text:p>225.793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226.827" calcext:value-type="float">
            <text:p>226.827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227.86" calcext:value-type="float">
            <text:p>227.86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228.895" calcext:value-type="float">
            <text:p>228.895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229.929" calcext:value-type="float">
            <text:p>229.929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230.965" calcext:value-type="float">
            <text:p>230.965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231.998" calcext:value-type="float">
            <text:p>231.998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233.034" calcext:value-type="float">
            <text:p>233.034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234.068" calcext:value-type="float">
            <text:p>234.068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235.104" calcext:value-type="float">
            <text:p>235.104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236.137" calcext:value-type="float">
            <text:p>236.137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237.171" calcext:value-type="float">
            <text:p>237.171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238.207" calcext:value-type="float">
            <text:p>238.207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239.241" calcext:value-type="float">
            <text:p>239.241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240.274" calcext:value-type="float">
            <text:p>240.274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241.309" calcext:value-type="float">
            <text:p>241.309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242.341" calcext:value-type="float">
            <text:p>242.341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243.374" calcext:value-type="float">
            <text:p>243.374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244.408" calcext:value-type="float">
            <text:p>244.408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245.445" calcext:value-type="float">
            <text:p>245.445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246.477" calcext:value-type="float">
            <text:p>246.477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247.512" calcext:value-type="float">
            <text:p>247.512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float" office:value="248.547" calcext:value-type="float">
            <text:p>248.547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249.581" calcext:value-type="float">
            <text:p>249.581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float" office:value="250.616" calcext:value-type="float">
            <text:p>250.616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251.651" calcext:value-type="float">
            <text:p>251.651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252.683" calcext:value-type="float">
            <text:p>252.683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253.719" calcext:value-type="float">
            <text:p>253.719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float" office:value="254.752" calcext:value-type="float">
            <text:p>254.752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float" office:value="255.787" calcext:value-type="float">
            <text:p>255.787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256.82" calcext:value-type="float">
            <text:p>256.82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257.855" calcext:value-type="float">
            <text:p>257.855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float" office:value="258.889" calcext:value-type="float">
            <text:p>258.889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259.923" calcext:value-type="float">
            <text:p>259.923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260.958" calcext:value-type="float">
            <text:p>260.958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261.994" calcext:value-type="float">
            <text:p>261.994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float" office:value="263.026" calcext:value-type="float">
            <text:p>263.026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264.061" calcext:value-type="float">
            <text:p>264.061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265.096" calcext:value-type="float">
            <text:p>265.096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266.131" calcext:value-type="float">
            <text:p>266.131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267.164" calcext:value-type="float">
            <text:p>267.164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268.198" calcext:value-type="float">
            <text:p>268.198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269.233" calcext:value-type="float">
            <text:p>269.233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270.266" calcext:value-type="float">
            <text:p>270.266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271.299" calcext:value-type="float">
            <text:p>271.299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272.336" calcext:value-type="float">
            <text:p>272.336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273.366" calcext:value-type="float">
            <text:p>273.366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274.4" calcext:value-type="float">
            <text:p>274.4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275.433" calcext:value-type="float">
            <text:p>275.433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276.467" calcext:value-type="float">
            <text:p>276.467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277.502" calcext:value-type="float">
            <text:p>277.502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278.537" calcext:value-type="float">
            <text:p>278.537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279.571" calcext:value-type="float">
            <text:p>279.571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280.605" calcext:value-type="float">
            <text:p>280.605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281.651" calcext:value-type="float">
            <text:p>281.651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282.68" calcext:value-type="float">
            <text:p>282.68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283.712" calcext:value-type="float">
            <text:p>283.712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284.748" calcext:value-type="float">
            <text:p>284.748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285.783" calcext:value-type="float">
            <text:p>285.783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286.818" calcext:value-type="float">
            <text:p>286.818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287.854" calcext:value-type="float">
            <text:p>287.854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288.891" calcext:value-type="float">
            <text:p>288.891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289.926" calcext:value-type="float">
            <text:p>289.926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290.961" calcext:value-type="float">
            <text:p>290.961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291.997" calcext:value-type="float">
            <text:p>291.997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293.031" calcext:value-type="float">
            <text:p>293.031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294.065" calcext:value-type="float">
            <text:p>294.065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295.1" calcext:value-type="float">
            <text:p>295.1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296.135" calcext:value-type="float">
            <text:p>296.135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297.17" calcext:value-type="float">
            <text:p>297.17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298.205" calcext:value-type="float">
            <text:p>298.205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299.239" calcext:value-type="float">
            <text:p>299.239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300.273" calcext:value-type="float">
            <text:p>300.273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301.307" calcext:value-type="float">
            <text:p>301.307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302.341" calcext:value-type="float">
            <text:p>302.341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303.373" calcext:value-type="float">
            <text:p>303.373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304.407" calcext:value-type="float">
            <text:p>304.407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305.441" calcext:value-type="float">
            <text:p>305.441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306.478" calcext:value-type="float">
            <text:p>306.478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307.509" calcext:value-type="float">
            <text:p>307.509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308.545" calcext:value-type="float">
            <text:p>308.545</text:p>
          </table:table-cell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309.579" calcext:value-type="float">
            <text:p>309.579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310.613" calcext:value-type="float">
            <text:p>310.613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311.649" calcext:value-type="float">
            <text:p>311.649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312.685" calcext:value-type="float">
            <text:p>312.685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313.715" calcext:value-type="float">
            <text:p>313.715</text:p>
          </table:table-cell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314.749" calcext:value-type="float">
            <text:p>314.749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315.783" calcext:value-type="float">
            <text:p>315.783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316.818" calcext:value-type="float">
            <text:p>316.818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317.853" calcext:value-type="float">
            <text:p>317.853</text:p>
          </table:table-cell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318.886" calcext:value-type="float">
            <text:p>318.886</text:p>
          </table:table-cell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319.919" calcext:value-type="float">
            <text:p>319.919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320.953" calcext:value-type="float">
            <text:p>320.953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321.989" calcext:value-type="float">
            <text:p>321.989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323.023" calcext:value-type="float">
            <text:p>323.023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324.056" calcext:value-type="float">
            <text:p>324.056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325.091" calcext:value-type="float">
            <text:p>325.091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326.126" calcext:value-type="float">
            <text:p>326.126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327.162" calcext:value-type="float">
            <text:p>327.162</text:p>
          </table:table-cell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328.197" calcext:value-type="float">
            <text:p>328.197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329.232" calcext:value-type="float">
            <text:p>329.232</text:p>
          </table:table-cell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330.271" calcext:value-type="float">
            <text:p>330.271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331.307" calcext:value-type="float">
            <text:p>331.307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332.341" calcext:value-type="float">
            <text:p>332.341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333.375" calcext:value-type="float">
            <text:p>333.375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334.407" calcext:value-type="float">
            <text:p>334.407</text:p>
          </table:table-cell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335.443" calcext:value-type="float">
            <text:p>335.443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336.478" calcext:value-type="float">
            <text:p>336.478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337.511" calcext:value-type="float">
            <text:p>337.511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338.547" calcext:value-type="float">
            <text:p>338.547</text:p>
          </table:table-cell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339.581" calcext:value-type="float">
            <text:p>339.581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340.616" calcext:value-type="float">
            <text:p>340.616</text:p>
          </table:table-cell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341.652" calcext:value-type="float">
            <text:p>341.652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342.687" calcext:value-type="float">
            <text:p>342.687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343.719" calcext:value-type="float">
            <text:p>343.719</text:p>
          </table:table-cell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344.752" calcext:value-type="float">
            <text:p>344.752</text:p>
          </table:table-cell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345.785" calcext:value-type="float">
            <text:p>345.785</text:p>
          </table:table-cell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346.821" calcext:value-type="float">
            <text:p>346.821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347.854" calcext:value-type="float">
            <text:p>347.854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348.888" calcext:value-type="float">
            <text:p>348.888</text:p>
          </table:table-cell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349.923" calcext:value-type="float">
            <text:p>349.923</text:p>
          </table:table-cell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350.957" calcext:value-type="float">
            <text:p>350.957</text:p>
          </table:table-cell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351.991" calcext:value-type="float">
            <text:p>351.991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353.027" calcext:value-type="float">
            <text:p>353.027</text:p>
          </table:table-cell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354.062" calcext:value-type="float">
            <text:p>354.062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355.097" calcext:value-type="float">
            <text:p>355.097</text:p>
          </table:table-cell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356.131" calcext:value-type="float">
            <text:p>356.131</text:p>
          </table:table-cell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357.165" calcext:value-type="float">
            <text:p>357.165</text:p>
          </table:table-cell>
          <table:table-cell office:value-type="float" office:value="275" calcext:value-type="float">
            <text:p>275</text:p>
          </table:table-cell>
          <table:table-cell/>
        </table:table-row>
        <table:table-row table:style-name="ro1">
          <table:table-cell office:value-type="float" office:value="358.199" calcext:value-type="float">
            <text:p>358.199</text:p>
          </table:table-cell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359.235" calcext:value-type="float">
            <text:p>359.235</text:p>
          </table:table-cell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360.268" calcext:value-type="float">
            <text:p>360.268</text:p>
          </table:table-cell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361.302" calcext:value-type="float">
            <text:p>361.302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362.335" calcext:value-type="float">
            <text:p>362.335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float" office:value="363.37" calcext:value-type="float">
            <text:p>363.37</text:p>
          </table:table-cell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float" office:value="364.403" calcext:value-type="float">
            <text:p>364.403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365.437" calcext:value-type="float">
            <text:p>365.437</text:p>
          </table:table-cell>
          <table:table-cell office:value-type="float" office:value="283" calcext:value-type="float">
            <text:p>283</text:p>
          </table:table-cell>
          <table:table-cell/>
        </table:table-row>
        <table:table-row table:style-name="ro1">
          <table:table-cell office:value-type="float" office:value="366.472" calcext:value-type="float">
            <text:p>366.472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float" office:value="367.508" calcext:value-type="float">
            <text:p>367.508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1">
          <table:table-cell office:value-type="float" office:value="368.539" calcext:value-type="float">
            <text:p>368.539</text:p>
          </table:table-cell>
          <table:table-cell office:value-type="float" office:value="286" calcext:value-type="float">
            <text:p>286</text:p>
          </table:table-cell>
          <table:table-cell/>
        </table:table-row>
        <table:table-row table:style-name="ro1">
          <table:table-cell office:value-type="float" office:value="369.574" calcext:value-type="float">
            <text:p>369.574</text:p>
          </table:table-cell>
          <table:table-cell office:value-type="float" office:value="287" calcext:value-type="float">
            <text:p>287</text:p>
          </table:table-cell>
          <table:table-cell/>
        </table:table-row>
        <table:table-row table:style-name="ro1">
          <table:table-cell office:value-type="float" office:value="370.609" calcext:value-type="float">
            <text:p>370.609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371.644" calcext:value-type="float">
            <text:p>371.644</text:p>
          </table:table-cell>
          <table:table-cell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float" office:value="372.68" calcext:value-type="float">
            <text:p>372.68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float" office:value="373.715" calcext:value-type="float">
            <text:p>373.715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374.749" calcext:value-type="float">
            <text:p>374.749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float" office:value="375.783" calcext:value-type="float">
            <text:p>375.783</text:p>
          </table:table-cell>
          <table:table-cell office:value-type="float" office:value="293" calcext:value-type="float">
            <text:p>293</text:p>
          </table:table-cell>
          <table:table-cell/>
        </table:table-row>
        <table:table-row table:style-name="ro1">
          <table:table-cell office:value-type="float" office:value="376.816" calcext:value-type="float">
            <text:p>376.816</text:p>
          </table:table-cell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float" office:value="377.851" calcext:value-type="float">
            <text:p>377.851</text:p>
          </table:table-cell>
          <table:table-cell office:value-type="float" office:value="295" calcext:value-type="float">
            <text:p>295</text:p>
          </table:table-cell>
          <table:table-cell/>
        </table:table-row>
        <table:table-row table:style-name="ro1">
          <table:table-cell office:value-type="float" office:value="378.885" calcext:value-type="float">
            <text:p>378.885</text:p>
          </table:table-cell>
          <table:table-cell office:value-type="float" office:value="296" calcext:value-type="float">
            <text:p>296</text:p>
          </table:table-cell>
          <table:table-cell/>
        </table:table-row>
        <table:table-row table:style-name="ro1">
          <table:table-cell office:value-type="float" office:value="379.919" calcext:value-type="float">
            <text:p>379.919</text:p>
          </table:table-cell>
          <table:table-cell office:value-type="float" office:value="297" calcext:value-type="float">
            <text:p>297</text:p>
          </table:table-cell>
          <table:table-cell/>
        </table:table-row>
        <table:table-row table:style-name="ro1">
          <table:table-cell office:value-type="float" office:value="380.954" calcext:value-type="float">
            <text:p>380.954</text:p>
          </table:table-cell>
          <table:table-cell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float" office:value="381.988" calcext:value-type="float">
            <text:p>381.988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float" office:value="383.023" calcext:value-type="float">
            <text:p>383.023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384.057" calcext:value-type="float">
            <text:p>384.057</text:p>
          </table:table-cell>
          <table:table-cell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float" office:value="385.092" calcext:value-type="float">
            <text:p>385.092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float" office:value="386.126" calcext:value-type="float">
            <text:p>386.126</text:p>
          </table:table-cell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 office:value-type="float" office:value="387.16" calcext:value-type="float">
            <text:p>387.16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float" office:value="388.195" calcext:value-type="float">
            <text:p>388.195</text:p>
          </table:table-cell>
          <table:table-cell office:value-type="float" office:value="305" calcext:value-type="float">
            <text:p>305</text:p>
          </table:table-cell>
          <table:table-cell/>
        </table:table-row>
        <table:table-row table:style-name="ro1">
          <table:table-cell office:value-type="float" office:value="389.23" calcext:value-type="float">
            <text:p>389.23</text:p>
          </table:table-cell>
          <table:table-cell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float" office:value="390.264" calcext:value-type="float">
            <text:p>390.264</text:p>
          </table:table-cell>
          <table:table-cell office:value-type="float" office:value="307" calcext:value-type="float">
            <text:p>307</text:p>
          </table:table-cell>
          <table:table-cell/>
        </table:table-row>
        <table:table-row table:style-name="ro1">
          <table:table-cell office:value-type="float" office:value="391.297" calcext:value-type="float">
            <text:p>391.297</text:p>
          </table:table-cell>
          <table:table-cell office:value-type="float" office:value="308" calcext:value-type="float">
            <text:p>308</text:p>
          </table:table-cell>
          <table:table-cell/>
        </table:table-row>
        <table:table-row table:style-name="ro1">
          <table:table-cell office:value-type="float" office:value="392.331" calcext:value-type="float">
            <text:p>392.331</text:p>
          </table:table-cell>
          <table:table-cell office:value-type="float" office:value="309" calcext:value-type="float">
            <text:p>309</text:p>
          </table:table-cell>
          <table:table-cell/>
        </table:table-row>
        <table:table-row table:style-name="ro1">
          <table:table-cell office:value-type="float" office:value="393.365" calcext:value-type="float">
            <text:p>393.365</text:p>
          </table:table-cell>
          <table:table-cell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float" office:value="394.399" calcext:value-type="float">
            <text:p>394.399</text:p>
          </table:table-cell>
          <table:table-cell office:value-type="float" office:value="311" calcext:value-type="float">
            <text:p>311</text:p>
          </table:table-cell>
          <table:table-cell/>
        </table:table-row>
        <table:table-row table:style-name="ro1">
          <table:table-cell office:value-type="float" office:value="395.432" calcext:value-type="float">
            <text:p>395.432</text:p>
          </table:table-cell>
          <table:table-cell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float" office:value="396.467" calcext:value-type="float">
            <text:p>396.467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397.502" calcext:value-type="float">
            <text:p>397.502</text:p>
          </table:table-cell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float" office:value="398.537" calcext:value-type="float">
            <text:p>398.537</text:p>
          </table:table-cell>
          <table:table-cell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float" office:value="399.573" calcext:value-type="float">
            <text:p>399.573</text:p>
          </table:table-cell>
          <table:table-cell office:value-type="float" office:value="317" calcext:value-type="float">
            <text:p>317</text:p>
          </table:table-cell>
          <table:table-cell/>
        </table:table-row>
        <table:table-row table:style-name="ro1">
          <table:table-cell office:value-type="float" office:value="400.604" calcext:value-type="float">
            <text:p>400.604</text:p>
          </table:table-cell>
          <table:table-cell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float" office:value="401.638" calcext:value-type="float">
            <text:p>401.638</text:p>
          </table:table-cell>
          <table:table-cell office:value-type="float" office:value="319" calcext:value-type="float">
            <text:p>319</text:p>
          </table:table-cell>
          <table:table-cell/>
        </table:table-row>
        <table:table-row table:style-name="ro1">
          <table:table-cell office:value-type="float" office:value="402.674" calcext:value-type="float">
            <text:p>402.674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float" office:value="403.71" calcext:value-type="float">
            <text:p>403.71</text:p>
          </table:table-cell>
          <table:table-cell office:value-type="float" office:value="321" calcext:value-type="float">
            <text:p>321</text:p>
          </table:table-cell>
          <table:table-cell/>
        </table:table-row>
        <table:table-row table:style-name="ro1">
          <table:table-cell office:value-type="float" office:value="404.743" calcext:value-type="float">
            <text:p>404.743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float" office:value="405.776" calcext:value-type="float">
            <text:p>405.776</text:p>
          </table:table-cell>
          <table:table-cell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float" office:value="406.811" calcext:value-type="float">
            <text:p>406.811</text:p>
          </table:table-cell>
          <table:table-cell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float" office:value="407.847" calcext:value-type="float">
            <text:p>407.847</text:p>
          </table:table-cell>
          <table:table-cell office:value-type="float" office:value="325" calcext:value-type="float">
            <text:p>325</text:p>
          </table:table-cell>
          <table:table-cell/>
        </table:table-row>
        <table:table-row table:style-name="ro1">
          <table:table-cell office:value-type="float" office:value="408.881" calcext:value-type="float">
            <text:p>408.881</text:p>
          </table:table-cell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float" office:value="409.915" calcext:value-type="float">
            <text:p>409.915</text:p>
          </table:table-cell>
          <table:table-cell office:value-type="float" office:value="327" calcext:value-type="float">
            <text:p>327</text:p>
          </table:table-cell>
          <table:table-cell/>
        </table:table-row>
        <table:table-row table:style-name="ro1">
          <table:table-cell office:value-type="float" office:value="410.948" calcext:value-type="float">
            <text:p>410.948</text:p>
          </table:table-cell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float" office:value="411.982" calcext:value-type="float">
            <text:p>411.982</text:p>
          </table:table-cell>
          <table:table-cell office:value-type="float" office:value="329" calcext:value-type="float">
            <text:p>329</text:p>
          </table:table-cell>
          <table:table-cell/>
        </table:table-row>
        <table:table-row table:style-name="ro1">
          <table:table-cell office:value-type="float" office:value="413.016" calcext:value-type="float">
            <text:p>413.016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float" office:value="414.052" calcext:value-type="float">
            <text:p>414.052</text:p>
          </table:table-cell>
          <table:table-cell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float" office:value="415.085" calcext:value-type="float">
            <text:p>415.085</text:p>
          </table:table-cell>
          <table:table-cell office:value-type="float" office:value="332" calcext:value-type="float">
            <text:p>332</text:p>
          </table:table-cell>
          <table:table-cell/>
        </table:table-row>
        <table:table-row table:style-name="ro1">
          <table:table-cell office:value-type="float" office:value="416.12" calcext:value-type="float">
            <text:p>416.12</text:p>
          </table:table-cell>
          <table:table-cell office:value-type="float" office:value="333" calcext:value-type="float">
            <text:p>333</text:p>
          </table:table-cell>
          <table:table-cell/>
        </table:table-row>
        <table:table-row table:style-name="ro1">
          <table:table-cell office:value-type="float" office:value="417.154" calcext:value-type="float">
            <text:p>417.154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418.189" calcext:value-type="float">
            <text:p>418.189</text:p>
          </table:table-cell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float" office:value="419.223" calcext:value-type="float">
            <text:p>419.223</text:p>
          </table:table-cell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float" office:value="420.258" calcext:value-type="float">
            <text:p>420.258</text:p>
          </table:table-cell>
          <table:table-cell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421.291" calcext:value-type="float">
            <text:p>421.291</text:p>
          </table:table-cell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422.324" calcext:value-type="float">
            <text:p>422.324</text:p>
          </table:table-cell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423.358" calcext:value-type="float">
            <text:p>423.358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424.392" calcext:value-type="float">
            <text:p>424.392</text:p>
          </table:table-cell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float" office:value="425.426" calcext:value-type="float">
            <text:p>425.426</text:p>
          </table:table-cell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426.459" calcext:value-type="float">
            <text:p>426.459</text:p>
          </table:table-cell>
          <table:table-cell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float" office:value="427.493" calcext:value-type="float">
            <text:p>427.493</text:p>
          </table:table-cell>
          <table:table-cell office:value-type="float" office:value="345" calcext:value-type="float">
            <text:p>345</text:p>
          </table:table-cell>
          <table:table-cell/>
        </table:table-row>
        <table:table-row table:style-name="ro1">
          <table:table-cell office:value-type="float" office:value="428.527" calcext:value-type="float">
            <text:p>428.527</text:p>
          </table:table-cell>
          <table:table-cell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float" office:value="429.561" calcext:value-type="float">
            <text:p>429.561</text:p>
          </table:table-cell>
          <table:table-cell office:value-type="float" office:value="347" calcext:value-type="float">
            <text:p>347</text:p>
          </table:table-cell>
          <table:table-cell/>
        </table:table-row>
        <table:table-row table:style-name="ro1">
          <table:table-cell office:value-type="float" office:value="430.596" calcext:value-type="float">
            <text:p>430.596</text:p>
          </table:table-cell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float" office:value="431.631" calcext:value-type="float">
            <text:p>431.631</text:p>
          </table:table-cell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 office:value-type="float" office:value="432.665" calcext:value-type="float">
            <text:p>432.665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float" office:value="433.7" calcext:value-type="float">
            <text:p>433.7</text:p>
          </table:table-cell>
          <table:table-cell office:value-type="float" office:value="351" calcext:value-type="float">
            <text:p>351</text:p>
          </table:table-cell>
          <table:table-cell/>
        </table:table-row>
        <table:table-row table:style-name="ro1">
          <table:table-cell office:value-type="float" office:value="434.735" calcext:value-type="float">
            <text:p>434.735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float" office:value="435.771" calcext:value-type="float">
            <text:p>435.771</text:p>
          </table:table-cell>
          <table:table-cell office:value-type="float" office:value="353" calcext:value-type="float">
            <text:p>353</text:p>
          </table:table-cell>
          <table:table-cell/>
        </table:table-row>
        <table:table-row table:style-name="ro1">
          <table:table-cell office:value-type="float" office:value="436.803" calcext:value-type="float">
            <text:p>436.803</text:p>
          </table:table-cell>
          <table:table-cell office:value-type="float" office:value="354" calcext:value-type="float">
            <text:p>354</text:p>
          </table:table-cell>
          <table:table-cell/>
        </table:table-row>
        <table:table-row table:style-name="ro1">
          <table:table-cell office:value-type="float" office:value="437.836" calcext:value-type="float">
            <text:p>437.836</text:p>
          </table:table-cell>
          <table:table-cell office:value-type="float" office:value="355" calcext:value-type="float">
            <text:p>355</text:p>
          </table:table-cell>
          <table:table-cell/>
        </table:table-row>
        <table:table-row table:style-name="ro1">
          <table:table-cell office:value-type="float" office:value="438.871" calcext:value-type="float">
            <text:p>438.871</text:p>
          </table:table-cell>
          <table:table-cell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float" office:value="439.905" calcext:value-type="float">
            <text:p>439.905</text:p>
          </table:table-cell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float" office:value="440.938" calcext:value-type="float">
            <text:p>440.938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float" office:value="441.974" calcext:value-type="float">
            <text:p>441.974</text:p>
          </table:table-cell>
          <table:table-cell office:value-type="float" office:value="359" calcext:value-type="float">
            <text:p>359</text:p>
          </table:table-cell>
          <table:table-cell/>
        </table:table-row>
        <table:table-row table:style-name="ro1">
          <table:table-cell office:value-type="float" office:value="443.007" calcext:value-type="float">
            <text:p>443.007</text:p>
          </table:table-cell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float" office:value="444.041" calcext:value-type="float">
            <text:p>444.041</text:p>
          </table:table-cell>
          <table:table-cell office:value-type="float" office:value="361" calcext:value-type="float">
            <text:p>361</text:p>
          </table:table-cell>
          <table:table-cell/>
        </table:table-row>
        <table:table-row table:style-name="ro1">
          <table:table-cell office:value-type="float" office:value="445.076" calcext:value-type="float">
            <text:p>445.076</text:p>
          </table:table-cell>
          <table:table-cell office:value-type="float" office:value="362" calcext:value-type="float">
            <text:p>362</text:p>
          </table:table-cell>
          <table:table-cell/>
        </table:table-row>
        <table:table-row table:style-name="ro1">
          <table:table-cell office:value-type="float" office:value="446.111" calcext:value-type="float">
            <text:p>446.111</text:p>
          </table:table-cell>
          <table:table-cell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float" office:value="447.145" calcext:value-type="float">
            <text:p>447.145</text:p>
          </table:table-cell>
          <table:table-cell office:value-type="float" office:value="364" calcext:value-type="float">
            <text:p>364</text:p>
          </table:table-cell>
          <table:table-cell/>
        </table:table-row>
        <table:table-row table:style-name="ro1">
          <table:table-cell office:value-type="float" office:value="448.183" calcext:value-type="float">
            <text:p>448.183</text:p>
          </table:table-cell>
          <table:table-cell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float" office:value="449.22" calcext:value-type="float">
            <text:p>449.22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450.251" calcext:value-type="float">
            <text:p>450.251</text:p>
          </table:table-cell>
          <table:table-cell office:value-type="float" office:value="367" calcext:value-type="float">
            <text:p>367</text:p>
          </table:table-cell>
          <table:table-cell/>
        </table:table-row>
        <table:table-row table:style-name="ro1">
          <table:table-cell office:value-type="float" office:value="451.285" calcext:value-type="float">
            <text:p>451.285</text:p>
          </table:table-cell>
          <table:table-cell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float" office:value="452.318" calcext:value-type="float">
            <text:p>452.318</text:p>
          </table:table-cell>
          <table:table-cell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float" office:value="453.352" calcext:value-type="float">
            <text:p>453.352</text:p>
          </table:table-cell>
          <table:table-cell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float" office:value="454.385" calcext:value-type="float">
            <text:p>454.385</text:p>
          </table:table-cell>
          <table:table-cell office:value-type="float" office:value="371" calcext:value-type="float">
            <text:p>371</text:p>
          </table:table-cell>
          <table:table-cell/>
        </table:table-row>
        <table:table-row table:style-name="ro1">
          <table:table-cell office:value-type="float" office:value="455.419" calcext:value-type="float">
            <text:p>455.419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456.455" calcext:value-type="float">
            <text:p>456.455</text:p>
          </table:table-cell>
          <table:table-cell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457.488" calcext:value-type="float">
            <text:p>457.488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office:value-type="float" office:value="458.523" calcext:value-type="float">
            <text:p>458.523</text:p>
          </table:table-cell>
          <table:table-cell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float" office:value="459.556" calcext:value-type="float">
            <text:p>459.556</text:p>
          </table:table-cell>
          <table:table-cell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float" office:value="460.591" calcext:value-type="float">
            <text:p>460.591</text:p>
          </table:table-cell>
          <table:table-cell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461.625" calcext:value-type="float">
            <text:p>461.625</text:p>
          </table:table-cell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float" office:value="462.661" calcext:value-type="float">
            <text:p>462.661</text:p>
          </table:table-cell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463.694" calcext:value-type="float">
            <text:p>463.694</text:p>
          </table:table-cell>
          <table:table-cell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float" office:value="464.728" calcext:value-type="float">
            <text:p>464.728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465.764" calcext:value-type="float">
            <text:p>465.764</text:p>
          </table:table-cell>
          <table:table-cell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float" office:value="466.797" calcext:value-type="float">
            <text:p>466.797</text:p>
          </table:table-cell>
          <table:table-cell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467.831" calcext:value-type="float">
            <text:p>467.831</text:p>
          </table:table-cell>
          <table:table-cell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float" office:value="468.865" calcext:value-type="float">
            <text:p>468.865</text:p>
          </table:table-cell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469.899" calcext:value-type="float">
            <text:p>469.899</text:p>
          </table:table-cell>
          <table:table-cell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470.932" calcext:value-type="float">
            <text:p>470.932</text:p>
          </table:table-cell>
          <table:table-cell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471.967" calcext:value-type="float">
            <text:p>471.967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473.001" calcext:value-type="float">
            <text:p>473.001</text:p>
          </table:table-cell>
          <table:table-cell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474.035" calcext:value-type="float">
            <text:p>474.035</text:p>
          </table:table-cell>
          <table:table-cell office:value-type="float" office:value="391" calcext:value-type="float">
            <text:p>391</text:p>
          </table:table-cell>
          <table:table-cell/>
        </table:table-row>
        <table:table-row table:style-name="ro1">
          <table:table-cell office:value-type="float" office:value="475.068" calcext:value-type="float">
            <text:p>475.068</text:p>
          </table:table-cell>
          <table:table-cell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476.104" calcext:value-type="float">
            <text:p>476.104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477.139" calcext:value-type="float">
            <text:p>477.139</text:p>
          </table:table-cell>
          <table:table-cell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478.172" calcext:value-type="float">
            <text:p>478.172</text:p>
          </table:table-cell>
          <table:table-cell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479.205" calcext:value-type="float">
            <text:p>479.205</text:p>
          </table:table-cell>
          <table:table-cell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480.239" calcext:value-type="float">
            <text:p>480.239</text:p>
          </table:table-cell>
          <table:table-cell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float" office:value="481.274" calcext:value-type="float">
            <text:p>481.274</text:p>
          </table:table-cell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482.306" calcext:value-type="float">
            <text:p>482.306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483.339" calcext:value-type="float">
            <text:p>483.339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484.373" calcext:value-type="float">
            <text:p>484.373</text:p>
          </table:table-cell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485.407" calcext:value-type="float">
            <text:p>485.407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486.442" calcext:value-type="float">
            <text:p>486.442</text:p>
          </table:table-cell>
          <table:table-cell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487.479" calcext:value-type="float">
            <text:p>487.479</text:p>
          </table:table-cell>
          <table:table-cell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488.511" calcext:value-type="float">
            <text:p>488.511</text:p>
          </table:table-cell>
          <table:table-cell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489.545" calcext:value-type="float">
            <text:p>489.545</text:p>
          </table:table-cell>
          <table:table-cell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490.58" calcext:value-type="float">
            <text:p>490.58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491.616" calcext:value-type="float">
            <text:p>491.616</text:p>
          </table:table-cell>
          <table:table-cell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492.649" calcext:value-type="float">
            <text:p>492.649</text:p>
          </table:table-cell>
          <table:table-cell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493.684" calcext:value-type="float">
            <text:p>493.684</text:p>
          </table:table-cell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494.718" calcext:value-type="float">
            <text:p>494.718</text:p>
          </table:table-cell>
          <table:table-cell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495.753" calcext:value-type="float">
            <text:p>495.753</text:p>
          </table:table-cell>
          <table:table-cell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496.786" calcext:value-type="float">
            <text:p>496.786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float" office:value="497.822" calcext:value-type="float">
            <text:p>497.822</text:p>
          </table:table-cell>
          <table:table-cell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498.854" calcext:value-type="float">
            <text:p>498.854</text:p>
          </table:table-cell>
          <table:table-cell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float" office:value="499.89" calcext:value-type="float">
            <text:p>499.89</text:p>
          </table:table-cell>
          <table:table-cell office:value-type="float" office:value="417" calcext:value-type="float">
            <text:p>417</text:p>
          </table:table-cell>
          <table:table-cell/>
        </table:table-row>
        <table:table-row table:style-name="ro1">
          <table:table-cell office:value-type="float" office:value="500.924" calcext:value-type="float">
            <text:p>500.924</text:p>
          </table:table-cell>
          <table:table-cell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501.959" calcext:value-type="float">
            <text:p>501.959</text:p>
          </table:table-cell>
          <table:table-cell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float" office:value="502.993" calcext:value-type="float">
            <text:p>502.993</text:p>
          </table:table-cell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504.026" calcext:value-type="float">
            <text:p>504.026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505.062" calcext:value-type="float">
            <text:p>505.062</text:p>
          </table:table-cell>
          <table:table-cell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506.096" calcext:value-type="float">
            <text:p>506.096</text:p>
          </table:table-cell>
          <table:table-cell office:value-type="float" office:value="423" calcext:value-type="float">
            <text:p>423</text:p>
          </table:table-cell>
          <table:table-cell/>
        </table:table-row>
        <table:table-row table:style-name="ro1">
          <table:table-cell office:value-type="float" office:value="507.131" calcext:value-type="float">
            <text:p>507.131</text:p>
          </table:table-cell>
          <table:table-cell office:value-type="float" office:value="424" calcext:value-type="float">
            <text:p>424</text:p>
          </table:table-cell>
          <table:table-cell/>
        </table:table-row>
        <table:table-row table:style-name="ro1">
          <table:table-cell office:value-type="float" office:value="508.165" calcext:value-type="float">
            <text:p>508.165</text:p>
          </table:table-cell>
          <table:table-cell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float" office:value="509.201" calcext:value-type="float">
            <text:p>509.201</text:p>
          </table:table-cell>
          <table:table-cell office:value-type="float" office:value="426" calcext:value-type="float">
            <text:p>426</text:p>
          </table:table-cell>
          <table:table-cell/>
        </table:table-row>
        <table:table-row table:style-name="ro1">
          <table:table-cell office:value-type="float" office:value="510.234" calcext:value-type="float">
            <text:p>510.234</text:p>
          </table:table-cell>
          <table:table-cell office:value-type="float" office:value="427" calcext:value-type="float">
            <text:p>427</text:p>
          </table:table-cell>
          <table:table-cell/>
        </table:table-row>
        <table:table-row table:style-name="ro1">
          <table:table-cell office:value-type="float" office:value="511.267" calcext:value-type="float">
            <text:p>511.267</text:p>
          </table:table-cell>
          <table:table-cell office:value-type="float" office:value="428" calcext:value-type="float">
            <text:p>428</text:p>
          </table:table-cell>
          <table:table-cell/>
        </table:table-row>
        <table:table-row table:style-name="ro1">
          <table:table-cell office:value-type="float" office:value="512.303" calcext:value-type="float">
            <text:p>512.303</text:p>
          </table:table-cell>
          <table:table-cell office:value-type="float" office:value="429" calcext:value-type="float">
            <text:p>429</text:p>
          </table:table-cell>
          <table:table-cell/>
        </table:table-row>
        <table:table-row table:style-name="ro1">
          <table:table-cell office:value-type="float" office:value="513.335" calcext:value-type="float">
            <text:p>513.335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float" office:value="514.368" calcext:value-type="float">
            <text:p>514.368</text:p>
          </table:table-cell>
          <table:table-cell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float" office:value="515.404" calcext:value-type="float">
            <text:p>515.404</text:p>
          </table:table-cell>
          <table:table-cell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float" office:value="516.438" calcext:value-type="float">
            <text:p>516.438</text:p>
          </table:table-cell>
          <table:table-cell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float" office:value="517.474" calcext:value-type="float">
            <text:p>517.474</text:p>
          </table:table-cell>
          <table:table-cell office:value-type="float" office:value="435" calcext:value-type="float">
            <text:p>435</text:p>
          </table:table-cell>
          <table:table-cell/>
        </table:table-row>
        <table:table-row table:style-name="ro1">
          <table:table-cell office:value-type="float" office:value="518.508" calcext:value-type="float">
            <text:p>518.508</text:p>
          </table:table-cell>
          <table:table-cell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float" office:value="519.542" calcext:value-type="float">
            <text:p>519.542</text:p>
          </table:table-cell>
          <table:table-cell office:value-type="float" office:value="437" calcext:value-type="float">
            <text:p>437</text:p>
          </table:table-cell>
          <table:table-cell/>
        </table:table-row>
        <table:table-row table:style-name="ro1">
          <table:table-cell office:value-type="float" office:value="520.575" calcext:value-type="float">
            <text:p>520.575</text:p>
          </table:table-cell>
          <table:table-cell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float" office:value="521.61" calcext:value-type="float">
            <text:p>521.61</text:p>
          </table:table-cell>
          <table:table-cell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float" office:value="522.645" calcext:value-type="float">
            <text:p>522.645</text:p>
          </table:table-cell>
          <table:table-cell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float" office:value="523.679" calcext:value-type="float">
            <text:p>523.679</text:p>
          </table:table-cell>
          <table:table-cell office:value-type="float" office:value="441" calcext:value-type="float">
            <text:p>441</text:p>
          </table:table-cell>
          <table:table-cell/>
        </table:table-row>
        <table:table-row table:style-name="ro1">
          <table:table-cell office:value-type="float" office:value="524.713" calcext:value-type="float">
            <text:p>524.713</text:p>
          </table:table-cell>
          <table:table-cell office:value-type="float" office:value="442" calcext:value-type="float">
            <text:p>442</text:p>
          </table:table-cell>
          <table:table-cell/>
        </table:table-row>
        <table:table-row table:style-name="ro1">
          <table:table-cell office:value-type="float" office:value="525.747" calcext:value-type="float">
            <text:p>525.747</text:p>
          </table:table-cell>
          <table:table-cell office:value-type="float" office:value="443" calcext:value-type="float">
            <text:p>443</text:p>
          </table:table-cell>
          <table:table-cell/>
        </table:table-row>
        <table:table-row table:style-name="ro1">
          <table:table-cell office:value-type="float" office:value="526.781" calcext:value-type="float">
            <text:p>526.781</text:p>
          </table:table-cell>
          <table:table-cell office:value-type="float" office:value="444" calcext:value-type="float">
            <text:p>444</text:p>
          </table:table-cell>
          <table:table-cell/>
        </table:table-row>
        <table:table-row table:style-name="ro1">
          <table:table-cell office:value-type="float" office:value="527.815" calcext:value-type="float">
            <text:p>527.815</text:p>
          </table:table-cell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float" office:value="528.85" calcext:value-type="float">
            <text:p>528.85</text:p>
          </table:table-cell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float" office:value="529.882" calcext:value-type="float">
            <text:p>529.882</text:p>
          </table:table-cell>
          <table:table-cell office:value-type="float" office:value="447" calcext:value-type="float">
            <text:p>447</text:p>
          </table:table-cell>
          <table:table-cell/>
        </table:table-row>
        <table:table-row table:style-name="ro1">
          <table:table-cell office:value-type="float" office:value="530.916" calcext:value-type="float">
            <text:p>530.916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531.95" calcext:value-type="float">
            <text:p>531.95</text:p>
          </table:table-cell>
          <table:table-cell office:value-type="float" office:value="449" calcext:value-type="float">
            <text:p>449</text:p>
          </table:table-cell>
          <table:table-cell/>
        </table:table-row>
        <table:table-row table:style-name="ro1">
          <table:table-cell office:value-type="float" office:value="532.985" calcext:value-type="float">
            <text:p>532.985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534.019" calcext:value-type="float">
            <text:p>534.019</text:p>
          </table:table-cell>
          <table:table-cell office:value-type="float" office:value="451" calcext:value-type="float">
            <text:p>451</text:p>
          </table:table-cell>
          <table:table-cell/>
        </table:table-row>
        <table:table-row table:style-name="ro1">
          <table:table-cell office:value-type="float" office:value="535.053" calcext:value-type="float">
            <text:p>535.053</text:p>
          </table:table-cell>
          <table:table-cell office:value-type="float" office:value="452" calcext:value-type="float">
            <text:p>452</text:p>
          </table:table-cell>
          <table:table-cell/>
        </table:table-row>
        <table:table-row table:style-name="ro1">
          <table:table-cell office:value-type="float" office:value="536.089" calcext:value-type="float">
            <text:p>536.089</text:p>
          </table:table-cell>
          <table:table-cell office:value-type="float" office:value="453" calcext:value-type="float">
            <text:p>453</text:p>
          </table:table-cell>
          <table:table-cell/>
        </table:table-row>
        <table:table-row table:style-name="ro1">
          <table:table-cell office:value-type="float" office:value="537.123" calcext:value-type="float">
            <text:p>537.123</text:p>
          </table:table-cell>
          <table:table-cell office:value-type="float" office:value="454" calcext:value-type="float">
            <text:p>454</text:p>
          </table:table-cell>
          <table:table-cell/>
        </table:table-row>
        <table:table-row table:style-name="ro1">
          <table:table-cell office:value-type="float" office:value="538.157" calcext:value-type="float">
            <text:p>538.157</text:p>
          </table:table-cell>
          <table:table-cell office:value-type="float" office:value="455" calcext:value-type="float">
            <text:p>455</text:p>
          </table:table-cell>
          <table:table-cell/>
        </table:table-row>
        <table:table-row table:style-name="ro1">
          <table:table-cell office:value-type="float" office:value="539.193" calcext:value-type="float">
            <text:p>539.193</text:p>
          </table:table-cell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float" office:value="540.228" calcext:value-type="float">
            <text:p>540.228</text:p>
          </table:table-cell>
          <table:table-cell office:value-type="float" office:value="457" calcext:value-type="float">
            <text:p>457</text:p>
          </table:table-cell>
          <table:table-cell/>
        </table:table-row>
        <table:table-row table:style-name="ro1">
          <table:table-cell office:value-type="float" office:value="541.263" calcext:value-type="float">
            <text:p>541.263</text:p>
          </table:table-cell>
          <table:table-cell office:value-type="float" office:value="458" calcext:value-type="float">
            <text:p>458</text:p>
          </table:table-cell>
          <table:table-cell/>
        </table:table-row>
        <table:table-row table:style-name="ro1">
          <table:table-cell office:value-type="float" office:value="542.296" calcext:value-type="float">
            <text:p>542.296</text:p>
          </table:table-cell>
          <table:table-cell office:value-type="float" office:value="459" calcext:value-type="float">
            <text:p>459</text:p>
          </table:table-cell>
          <table:table-cell/>
        </table:table-row>
        <table:table-row table:style-name="ro1">
          <table:table-cell office:value-type="float" office:value="543.332" calcext:value-type="float">
            <text:p>543.332</text:p>
          </table:table-cell>
          <table:table-cell office:value-type="float" office:value="460" calcext:value-type="float">
            <text:p>460</text:p>
          </table:table-cell>
          <table:table-cell/>
        </table:table-row>
        <table:table-row table:style-name="ro1">
          <table:table-cell office:value-type="float" office:value="544.366" calcext:value-type="float">
            <text:p>544.366</text:p>
          </table:table-cell>
          <table:table-cell office:value-type="float" office:value="461" calcext:value-type="float">
            <text:p>461</text:p>
          </table:table-cell>
          <table:table-cell/>
        </table:table-row>
        <table:table-row table:style-name="ro1">
          <table:table-cell office:value-type="float" office:value="545.4" calcext:value-type="float">
            <text:p>545.4</text:p>
          </table:table-cell>
          <table:table-cell office:value-type="float" office:value="462" calcext:value-type="float">
            <text:p>462</text:p>
          </table:table-cell>
          <table:table-cell/>
        </table:table-row>
        <table:table-row table:style-name="ro1">
          <table:table-cell office:value-type="float" office:value="546.434" calcext:value-type="float">
            <text:p>546.434</text:p>
          </table:table-cell>
          <table:table-cell office:value-type="float" office:value="463" calcext:value-type="float">
            <text:p>463</text:p>
          </table:table-cell>
          <table:table-cell/>
        </table:table-row>
        <table:table-row table:style-name="ro1">
          <table:table-cell office:value-type="float" office:value="547.468" calcext:value-type="float">
            <text:p>547.468</text:p>
          </table:table-cell>
          <table:table-cell office:value-type="float" office:value="464" calcext:value-type="float">
            <text:p>464</text:p>
          </table:table-cell>
          <table:table-cell/>
        </table:table-row>
        <table:table-row table:style-name="ro1">
          <table:table-cell office:value-type="float" office:value="548.503" calcext:value-type="float">
            <text:p>548.503</text:p>
          </table:table-cell>
          <table:table-cell office:value-type="float" office:value="466" calcext:value-type="float">
            <text:p>466</text:p>
          </table:table-cell>
          <table:table-cell/>
        </table:table-row>
        <table:table-row table:style-name="ro1">
          <table:table-cell office:value-type="float" office:value="549.536" calcext:value-type="float">
            <text:p>549.536</text:p>
          </table:table-cell>
          <table:table-cell office:value-type="float" office:value="467" calcext:value-type="float">
            <text:p>467</text:p>
          </table:table-cell>
          <table:table-cell/>
        </table:table-row>
        <table:table-row table:style-name="ro1">
          <table:table-cell office:value-type="float" office:value="550.571" calcext:value-type="float">
            <text:p>550.571</text:p>
          </table:table-cell>
          <table:table-cell office:value-type="float" office:value="468" calcext:value-type="float">
            <text:p>468</text:p>
          </table:table-cell>
          <table:table-cell/>
        </table:table-row>
        <table:table-row table:style-name="ro1">
          <table:table-cell office:value-type="float" office:value="551.605" calcext:value-type="float">
            <text:p>551.605</text:p>
          </table:table-cell>
          <table:table-cell office:value-type="float" office:value="469" calcext:value-type="float">
            <text:p>469</text:p>
          </table:table-cell>
          <table:table-cell/>
        </table:table-row>
        <table:table-row table:style-name="ro1">
          <table:table-cell office:value-type="float" office:value="552.639" calcext:value-type="float">
            <text:p>552.639</text:p>
          </table:table-cell>
          <table:table-cell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float" office:value="553.674" calcext:value-type="float">
            <text:p>553.674</text:p>
          </table:table-cell>
          <table:table-cell office:value-type="float" office:value="471" calcext:value-type="float">
            <text:p>471</text:p>
          </table:table-cell>
          <table:table-cell/>
        </table:table-row>
        <table:table-row table:style-name="ro1">
          <table:table-cell office:value-type="float" office:value="554.709" calcext:value-type="float">
            <text:p>554.709</text:p>
          </table:table-cell>
          <table:table-cell office:value-type="float" office:value="472" calcext:value-type="float">
            <text:p>472</text:p>
          </table:table-cell>
          <table:table-cell/>
        </table:table-row>
        <table:table-row table:style-name="ro1">
          <table:table-cell office:value-type="float" office:value="555.744" calcext:value-type="float">
            <text:p>555.744</text:p>
          </table:table-cell>
          <table:table-cell office:value-type="float" office:value="473" calcext:value-type="float">
            <text:p>473</text:p>
          </table:table-cell>
          <table:table-cell/>
        </table:table-row>
        <table:table-row table:style-name="ro1">
          <table:table-cell office:value-type="float" office:value="556.778" calcext:value-type="float">
            <text:p>556.778</text:p>
          </table:table-cell>
          <table:table-cell office:value-type="float" office:value="474" calcext:value-type="float">
            <text:p>474</text:p>
          </table:table-cell>
          <table:table-cell/>
        </table:table-row>
        <table:table-row table:style-name="ro1">
          <table:table-cell office:value-type="float" office:value="557.811" calcext:value-type="float">
            <text:p>557.811</text:p>
          </table:table-cell>
          <table:table-cell office:value-type="float" office:value="475" calcext:value-type="float">
            <text:p>475</text:p>
          </table:table-cell>
          <table:table-cell/>
        </table:table-row>
        <table:table-row table:style-name="ro1">
          <table:table-cell office:value-type="float" office:value="558.845" calcext:value-type="float">
            <text:p>558.845</text:p>
          </table:table-cell>
          <table:table-cell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float" office:value="559.882" calcext:value-type="float">
            <text:p>559.882</text:p>
          </table:table-cell>
          <table:table-cell office:value-type="float" office:value="477" calcext:value-type="float">
            <text:p>477</text:p>
          </table:table-cell>
          <table:table-cell/>
        </table:table-row>
        <table:table-row table:style-name="ro1">
          <table:table-cell office:value-type="float" office:value="560.913" calcext:value-type="float">
            <text:p>560.913</text:p>
          </table:table-cell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float" office:value="561.947" calcext:value-type="float">
            <text:p>561.947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562.98" calcext:value-type="float">
            <text:p>562.98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float" office:value="564.017" calcext:value-type="float">
            <text:p>564.017</text:p>
          </table:table-cell>
          <table:table-cell office:value-type="float" office:value="481" calcext:value-type="float">
            <text:p>481</text:p>
          </table:table-cell>
          <table:table-cell/>
        </table:table-row>
        <table:table-row table:style-name="ro1">
          <table:table-cell office:value-type="float" office:value="565.052" calcext:value-type="float">
            <text:p>565.052</text:p>
          </table:table-cell>
          <table:table-cell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float" office:value="566.088" calcext:value-type="float">
            <text:p>566.088</text:p>
          </table:table-cell>
          <table:table-cell office:value-type="float" office:value="483" calcext:value-type="float">
            <text:p>483</text:p>
          </table:table-cell>
          <table:table-cell/>
        </table:table-row>
        <table:table-row table:style-name="ro1">
          <table:table-cell office:value-type="float" office:value="567.123" calcext:value-type="float">
            <text:p>567.123</text:p>
          </table:table-cell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office:value-type="float" office:value="568.157" calcext:value-type="float">
            <text:p>568.157</text:p>
          </table:table-cell>
          <table:table-cell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float" office:value="569.194" calcext:value-type="float">
            <text:p>569.194</text:p>
          </table:table-cell>
          <table:table-cell office:value-type="float" office:value="486" calcext:value-type="float">
            <text:p>486</text:p>
          </table:table-cell>
          <table:table-cell/>
        </table:table-row>
        <table:table-row table:style-name="ro1">
          <table:table-cell office:value-type="float" office:value="570.225" calcext:value-type="float">
            <text:p>570.225</text:p>
          </table:table-cell>
          <table:table-cell office:value-type="float" office:value="487" calcext:value-type="float">
            <text:p>487</text:p>
          </table:table-cell>
          <table:table-cell/>
        </table:table-row>
        <table:table-row table:style-name="ro1">
          <table:table-cell office:value-type="float" office:value="571.259" calcext:value-type="float">
            <text:p>571.259</text:p>
          </table:table-cell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float" office:value="572.292" calcext:value-type="float">
            <text:p>572.292</text:p>
          </table:table-cell>
          <table:table-cell office:value-type="float" office:value="489" calcext:value-type="float">
            <text:p>489</text:p>
          </table:table-cell>
          <table:table-cell/>
        </table:table-row>
        <table:table-row table:style-name="ro1">
          <table:table-cell office:value-type="float" office:value="573.329" calcext:value-type="float">
            <text:p>573.329</text:p>
          </table:table-cell>
          <table:table-cell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float" office:value="574.361" calcext:value-type="float">
            <text:p>574.361</text:p>
          </table:table-cell>
          <table:table-cell office:value-type="float" office:value="491" calcext:value-type="float">
            <text:p>491</text:p>
          </table:table-cell>
          <table:table-cell/>
        </table:table-row>
        <table:table-row table:style-name="ro1">
          <table:table-cell office:value-type="float" office:value="575.396" calcext:value-type="float">
            <text:p>575.396</text:p>
          </table:table-cell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float" office:value="576.429" calcext:value-type="float">
            <text:p>576.429</text:p>
          </table:table-cell>
          <table:table-cell office:value-type="float" office:value="493" calcext:value-type="float">
            <text:p>493</text:p>
          </table:table-cell>
          <table:table-cell/>
        </table:table-row>
        <table:table-row table:style-name="ro1">
          <table:table-cell office:value-type="float" office:value="577.463" calcext:value-type="float">
            <text:p>577.463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float" office:value="578.498" calcext:value-type="float">
            <text:p>578.498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float" office:value="579.535" calcext:value-type="float">
            <text:p>579.535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580.568" calcext:value-type="float">
            <text:p>580.568</text:p>
          </table:table-cell>
          <table:table-cell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float" office:value="581.602" calcext:value-type="float">
            <text:p>581.602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float" office:value="582.637" calcext:value-type="float">
            <text:p>582.637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583.672" calcext:value-type="float">
            <text:p>583.672</text:p>
          </table:table-cell>
          <table:table-cell office:value-type="float" office:value="501" calcext:value-type="float">
            <text:p>5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20T15:59:03.952301806</dc:date>
    <meta:editing-duration>PT1M42S</meta:editing-duration>
    <meta:editing-cycles>1</meta:editing-cycles>
    <meta:document-statistic meta:table-count="1" meta:cell-count="877" meta:object-count="0"/>
    <meta:generator>LibreOffice/7.2.4.1$Linux_X86_64 LibreOffice_project/20$Build-1</meta:generator>
  </office:meta>
</office:document-meta>
</file>